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F0000016551475FF54F2F40C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66ff99" draw:textarea-horizontal-align="justify" draw:textarea-vertical-align="middle" draw:auto-grow-height="false" fo:min-height="2.054cm" fo:min-width="1.804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fill-color="#66ff99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svg:stroke-width="0.1cm" svg:stroke-color="#ff420e" draw:marker-start-width="0.5cm" draw:marker-end-width="0.5cm" draw:textarea-horizontal-align="justify" draw:textarea-vertical-align="middle" draw:auto-grow-height="false" fo:min-height="0.25cm" fo:min-width="0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25cm" fo:min-width="3.6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3.6cm"/>
    </style:style>
    <style:style style:name="gr9" style:family="graphic" style:parent-style-name="standard">
      <style:graphic-properties draw:fill-color="#99ffcc" draw:textarea-horizontal-align="justify" draw:textarea-vertical-align="middle" draw:auto-grow-height="false" fo:min-height="0.45cm" fo:min-width="1cm"/>
    </style:style>
    <style:style style:name="gr10" style:family="graphic" style:parent-style-name="standard">
      <style:graphic-properties draw:fill-color="#ccffcc" draw:textarea-horizontal-align="justify" draw:textarea-vertical-align="middle" draw:auto-grow-height="false" fo:min-height="3.45cm" fo:min-width="3.4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.446cm" fo:min-width="3.4cm"/>
    </style:style>
    <style:style style:name="gr12" style:family="graphic" style:parent-style-name="standard">
      <style:graphic-properties draw:fill-color="#ccffcc" draw:textarea-horizontal-align="justify" draw:textarea-vertical-align="middle" draw:auto-grow-height="false" fo:min-height="2.35cm" fo:min-width="2.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.55cm" fo:min-width="2.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48cm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2.55cm" fo:min-width="3.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45cm" fo:min-width="3.4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marker-start="Arrow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bitmap" draw:fill-color="#ffffff" draw:fill-image-name="Bitmap_20_1" fo:min-height="0.28cm"/>
    </style:style>
    <style:style style:name="gr21" style:family="graphic" style:parent-style-name="standard">
      <style:graphic-properties svg:stroke-width="0.101cm" draw:marker-start-width="0.649cm" draw:marker-end-width="0.649cm" draw:fill="bitmap" draw:fill-image-name="Bitmap_20_1" draw:textarea-vertical-align="middle" draw:auto-grow-height="false" fo:min-height="1.909cm" fo:min-width="0.275cm" fo:padding-top="0.049cm" fo:padding-bottom="0.049cm" fo:padding-left="0.049cm" fo:padding-right="0.049cm"/>
    </style:style>
    <style:style style:name="gr22" style:family="graphic" style:parent-style-name="standard">
      <style:graphic-properties draw:stroke="none" svg:stroke-color="#000000" draw:fill="none" draw:fill-color="#ffffff" fo:min-height="0.28cm"/>
    </style:style>
    <style:style style:name="gr23" style:family="graphic" style:parent-style-name="standard">
      <style:graphic-properties draw:marker-end="Arrow" draw:textarea-horizontal-align="center" draw:textarea-vertical-align="middle"/>
    </style:style>
    <style:style style:name="gr24" style:family="graphic" style:parent-style-name="standard">
      <style:graphic-properties svg:stroke-width="0.101cm" draw:marker-start-width="0.649cm" draw:marker-end-width="0.649cm" draw:fill="bitmap" draw:fill-image-name="Bitmap_20_1" draw:textarea-vertical-align="middle" draw:auto-grow-height="false" fo:min-height="3.063cm" fo:min-width="0.275cm" fo:padding-top="0.049cm" fo:padding-bottom="0.049cm" fo:padding-left="0.049cm" fo:padding-right="0.049cm"/>
    </style:style>
    <style:style style:name="gr25" style:family="graphic" style:parent-style-name="standard">
      <style:graphic-properties draw:stroke="none" svg:stroke-color="#000000" draw:fill="none" draw:fill-color="#ffffff" fo:min-height="1.023cm"/>
    </style:style>
    <style:style style:name="P1" style:family="paragraph">
      <loext:graphic-properties draw:fill="solid" draw:fill-color="#66ff99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cc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ccffcc"/>
      <style:paragraph-properties fo:text-align="start"/>
      <style:text-properties fo:font-size="9pt" style:font-size-asian="9pt" style:font-size-complex="9pt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bitmap" draw:fill-color="#ffffff" draw:fill-image-name="Bitmap_20_1"/>
      <style:text-properties fo:color="#ff3333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bitmap" draw:fill-image-name="Bitmap_20_1"/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text-properties fo:color="#ff3333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bitmap" draw:fill-color="#ffffff" draw:fill-image-name="Bitmap_20_1"/>
      <style:text-properties fo:color="#ff3333" fo:font-size="10pt" fo:text-shadow="none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3333" fo:font-size="10pt" fo:text-shadow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3.4cm" svg:height="3.4cm" svg:x="5.2cm" svg:y="3.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line draw:style-name="gr2" draw:text-style-name="P1" draw:layer="layout" svg:x1="5.919cm" svg:y1="3.894cm" svg:x2="6.4cm" svg:y2="4.6cm">
              <text:p/>
            </draw:line>
            <draw:line draw:style-name="gr2" draw:text-style-name="P1" draw:layer="layout" svg:x1="6.9cm" svg:y1="3.6cm" svg:x2="6.9cm" svg:y2="4.5cm">
              <text:p/>
            </draw:line>
            <draw:line draw:style-name="gr2" draw:text-style-name="P1" draw:layer="layout" svg:x1="6.9cm" svg:y1="6.2cm" svg:x2="6.9cm" svg:y2="7cm">
              <text:p/>
            </draw:line>
            <draw:line draw:style-name="gr2" draw:text-style-name="P1" draw:layer="layout" svg:x1="7.307cm" svg:y1="6.093cm" svg:x2="7.8cm" svg:y2="6.8cm">
              <text:p/>
            </draw:line>
            <draw:line draw:style-name="gr2" draw:text-style-name="P1" draw:layer="layout" svg:x1="5.2cm" svg:y1="5.4cm" svg:x2="6cm" svg:y2="5.4cm">
              <text:p/>
            </draw:line>
            <draw:line draw:style-name="gr2" draw:text-style-name="P1" draw:layer="layout" svg:x1="7.753cm" svg:y1="5.4cm" svg:x2="8.553cm" svg:y2="5.4cm">
              <text:p/>
            </draw:line>
            <draw:line draw:style-name="gr2" draw:text-style-name="P1" draw:layer="layout" svg:x1="5.339cm" svg:y1="4.555cm" svg:x2="6.1cm" svg:y2="4.9cm">
              <text:p/>
            </draw:line>
            <draw:line draw:style-name="gr2" draw:text-style-name="P1" draw:layer="layout" svg:x1="7.647cm" svg:y1="5.773cm" svg:x2="8.347cm" svg:y2="6.273cm">
              <text:p/>
            </draw:line>
            <draw:line draw:style-name="gr2" draw:text-style-name="P1" draw:layer="layout" svg:x1="7.3cm" svg:y1="4.6cm" svg:x2="7.7cm" svg:y2="3.8cm">
              <text:p/>
            </draw:line>
            <draw:line draw:style-name="gr2" draw:text-style-name="P1" draw:layer="layout" svg:x1="7.6cm" svg:y1="4.9cm" svg:x2="8.4cm" svg:y2="4.4cm">
              <text:p/>
            </draw:line>
            <draw:line draw:style-name="gr2" draw:text-style-name="P1" draw:layer="layout" svg:x1="6.2cm" svg:y1="5.8cm" svg:x2="5.454cm" svg:y2="6.234cm">
              <text:p/>
            </draw:line>
            <draw:line draw:style-name="gr2" draw:text-style-name="P1" draw:layer="layout" svg:x1="6.5cm" svg:y1="6.1cm" svg:x2="6cm" svg:y2="6.8cm">
              <text:p/>
            </draw:line>
          </draw:g>
          <draw:frame draw:style-name="gr3" draw:text-style-name="P2" draw:layer="layout" svg:width="1cm" svg:height="0.725cm" draw:transform="rotate (1.42837745983216) translate (6.8cm 4.49cm)">
            <draw:text-box>
              <text:p><text:span text:style-name="T1">11</text:span></text:p>
            </draw:text-box>
          </draw:frame>
          <draw:frame draw:style-name="gr3" draw:text-style-name="P2" draw:layer="layout" svg:width="1cm" svg:height="0.725cm" draw:transform="rotate (-0.459021593274509) translate (7.821cm 5.207cm)">
            <draw:text-box>
              <text:p><text:span text:style-name="T1">14</text:span></text:p>
            </draw:text-box>
          </draw:frame>
          <draw:frame draw:style-name="gr3" draw:text-style-name="P2" draw:layer="layout" svg:width="1cm" svg:height="0.725cm" draw:transform="rotate (3.02343386322978) translate (6.093cm 5.5cm)">
            <draw:text-box>
              <text:p><text:span text:style-name="T1">20</text:span></text:p>
            </draw:text-box>
          </draw:frame>
          <draw:frame draw:style-name="gr3" draw:text-style-name="P2" draw:layer="layout" svg:width="1cm" svg:height="0.725cm" svg:x="7.6cm" svg:y="4.6cm">
            <draw:text-box>
              <text:p><text:span text:style-name="T1">13</text:span></text:p>
            </draw:text-box>
          </draw:frame>
          <draw:frame draw:style-name="gr3" draw:text-style-name="P2" draw:layer="layout" svg:width="1cm" svg:height="0.725cm" draw:transform="rotate (0.752760506385154) translate (7.2cm 4.384cm)">
            <draw:text-box>
              <text:p><text:span text:style-name="T1">12</text:span></text:p>
            </draw:text-box>
          </draw:frame>
          <draw:frame draw:style-name="gr3" draw:text-style-name="P2" draw:layer="layout" svg:width="1cm" svg:height="0.725cm" draw:transform="rotate (-0.73268921998722) translate (7.685cm 5.692cm)">
            <draw:text-box>
              <text:p><text:span text:style-name="T1">15</text:span></text:p>
            </draw:text-box>
          </draw:frame>
          <draw:frame draw:style-name="gr3" draw:text-style-name="P2" draw:layer="layout" svg:width="1cm" svg:height="0.725cm" draw:transform="rotate (-2.40611090679938) translate (6.6cm 6.238cm)">
            <draw:text-box>
              <text:p><text:span text:style-name="T1">18</text:span></text:p>
            </draw:text-box>
          </draw:frame>
          <draw:frame draw:style-name="gr3" draw:text-style-name="P2" draw:layer="layout" svg:width="1cm" svg:height="0.725cm" draw:transform="rotate (-1.22260314102203) translate (7.459cm 6cm)">
            <draw:text-box>
              <text:p><text:span text:style-name="T1">16</text:span></text:p>
            </draw:text-box>
          </draw:frame>
          <draw:frame draw:style-name="gr3" draw:text-style-name="P2" draw:layer="layout" svg:width="1cm" svg:height="0.725cm" draw:transform="rotate (1.93696640386331) translate (6.358cm 4.693cm)">
            <draw:text-box>
              <text:p><text:span text:style-name="T1">22</text:span></text:p>
            </draw:text-box>
          </draw:frame>
          <draw:frame draw:style-name="gr3" draw:text-style-name="P2" draw:layer="layout" svg:width="1cm" svg:height="0.725cm" draw:transform="rotate (2.53386900804537) translate (6.121cm 5.066cm)">
            <draw:text-box>
              <text:p><text:span text:style-name="T1">21</text:span></text:p>
            </draw:text-box>
          </draw:frame>
          <draw:frame draw:style-name="gr4" draw:text-style-name="P2" draw:layer="layout" svg:width="1cm" svg:height="0.8cm" draw:transform="rotate (-1.78896248329419) translate (7.097cm 6.173cm)">
            <draw:text-box>
              <text:p><text:span text:style-name="T1">17</text:span></text:p>
            </draw:text-box>
          </draw:frame>
          <draw:frame draw:style-name="gr3" draw:text-style-name="P2" draw:layer="layout" svg:width="1cm" svg:height="0.725cm" draw:transform="rotate (-2.82045207122284) translate (6.278cm 5.984cm)">
            <draw:text-box>
              <text:p><text:span text:style-name="T1">19</text:span></text:p>
            </draw:text-box>
          </draw:frame>
          <draw:custom-shape draw:style-name="gr5" draw:text-style-name="P4" draw:layer="layout" svg:width="1.1cm" svg:height="0.6cm" svg:x="7cm" svg:y="3.2cm">
            <text:p text:style-name="P3"><text:span text:style-name="T2">17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1cm" svg:height="0.962cm" svg:x="5.2cm" svg:y="2.2cm">
            <draw:text-box>
              <text:p>RingBuffer</text:p>
            </draw:text-box>
          </draw:frame>
        </draw:g>
        <draw:g>
          <draw:custom-shape draw:style-name="gr7" draw:text-style-name="P6" draw:layer="layout" svg:width="4.1cm" svg:height="1.5cm" svg:x="11.7cm" svg:y="3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4.1cm" svg:height="0.6cm" svg:x="11.7cm" svg:y="3.5cm">
            <text:p text:style-name="P3">Consumer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cm" svg:height="0.7cm" svg:x="14.3cm" svg:y="4.1cm">
            <text:p text:style-name="P3">1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4.1cm" svg:height="1.5cm" svg:x="11.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4.1cm" svg:height="0.6cm" svg:x="11.7cm" svg:y="5.4cm">
            <text:p text:style-name="P3">Consumer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cm" svg:height="0.7cm" svg:x="14.3cm" svg:y="6cm">
            <text:p text:style-name="P3">1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4.1cm" svg:height="1.5cm" svg:x="9.5cm" svg:y="1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4.1cm" svg:height="0.6cm" svg:x="9.5cm" svg:y="1.6cm">
            <text:p text:style-name="P3">Producer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cm" svg:height="0.7cm" svg:x="12.1cm" svg:y="2.2cm">
            <text:p text:style-name="P3">23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>
          <draw:custom-shape draw:style-name="gr10" draw:text-style-name="P9" draw:layer="layout" svg:width="3.9cm" svg:height="3.7cm" svg:x="2.9cm" svg:y="4cm">
            <text:p text:style-name="P8"><text:span text:style-name="T3">- String Name</text:span></text:p>
            <text:p text:style-name="P8"><text:span text:style-name="T3">- String strPattern1</text:span></text:p>
            <text:p text:style-name="P8"><text:span text:style-name="T3">- String strPattern2</text:span></text:p>
            <text:p text:style-name="P8"><text:span text:style-name="T3">- String unit</text:span></text:p>
            <text:p text:style-name="P8"><text:span text:style-name="T3">- double sca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3.9cm" svg:height="0.696cm" svg:x="2.9cm" svg:y="4cm">
            <text:p text:style-name="P3"><text:span text:style-name="T4">Valu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9" draw:layer="layout" svg:width="3.9cm" svg:height="3.7cm" svg:x="7.6cm" svg:y="4cm">
            <text:p text:style-name="P8"><text:span text:style-name="T3">- String Name</text:span></text:p>
            <text:p text:style-name="P8"><text:span text:style-name="T3">- String strPattern1</text:span></text:p>
            <text:p text:style-name="P8"><text:span text:style-name="T3">- String strPattern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3.9cm" svg:height="0.696cm" svg:x="7.6cm" svg:y="4cm">
            <text:p text:style-name="P3"><text:span text:style-name="T4">Pivot</text:span></text:p>
            <draw:enhanced-geometry svg:viewBox="0 0 21600 21600" draw:type="rectangle" draw:enhanced-path="M 0 0 L 21600 0 21600 21600 0 21600 0 0 Z N"/>
          </draw:custom-shape>
        </draw:g>
        <draw:g>
          <draw:g xml:id="id3" draw:id="id3">
            <draw:custom-shape draw:style-name="gr12" draw:text-style-name="P9" draw:layer="layout" svg:width="3.1cm" svg:height="2.6cm" svg:x="2.8cm" svg:y="8.9cm">
              <text:p text:style-name="P8"><text:span text:style-name="T3">- Date date</text:span></text:p>
              <text:p text:style-name="P8"><text:span text:style-name="T3">- String content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3.1cm" svg:height="0.8cm" svg:x="2.8cm" svg:y="8.9cm">
              <text:p text:style-name="P3"><text:span text:style-name="T4">Record</text:span>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10" draw:text-style-name="P9" draw:layer="layout" svg:width="3.9cm" svg:height="3.7cm" svg:x="8.167cm" svg:y="8.533cm">
              <text:p text:style-name="P8"><text:span text:style-name="T3">- String Name</text:span></text:p>
              <text:p text:style-name="P8"><text:span text:style-name="T3">- String strPattern1</text:span></text:p>
              <text:p text:style-name="P8"><text:span text:style-name="T3">- String strPattern2</text:span></text:p>
              <text:p text:style-name="P8"><text:span text:style-name="T3">- String unit</text:span></text:p>
              <text:p text:style-name="P8"><text:span text:style-name="T3">- double scal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9cm" svg:height="0.696cm" svg:x="8.167cm" svg:y="8.533cm">
              <text:p text:style-name="P3"><text:span text:style-name="T4">Value</text:span></text:p>
              <draw:enhanced-geometry svg:viewBox="0 0 21600 21600" draw:type="rectangle" draw:enhanced-path="M 0 0 L 21600 0 21600 21600 0 21600 0 0 Z N"/>
            </draw:custom-shape>
          </draw:g>
          <draw:connector draw:style-name="gr14" draw:text-style-name="P3" draw:layer="layout" svg:x1="5.9cm" svg:y1="10.2cm" svg:x2="8.167cm" svg:y2="10.383cm" draw:end-shape="id1" svg:d="M5900 10200h883v183h1384" svg:viewBox="0 0 2268 184">
            <text:p/>
          </draw:connector>
          <draw:frame draw:style-name="gr15" draw:text-style-name="P11" draw:layer="layout" svg:width="0.9cm" svg:height="0.598cm" svg:x="7.4cm" svg:y="9.8cm">
            <draw:text-box>
              <text:p><text:span text:style-name="T5">1,n</text:span></text:p>
            </draw:text-box>
          </draw:frame>
          <draw:g xml:id="id2" draw:id="id2">
            <draw:custom-shape draw:style-name="gr16" draw:text-style-name="P9" draw:layer="layout" svg:width="3.9cm" svg:height="2.8cm" svg:x="4.75cm" svg:y="13.4cm">
              <text:p text:style-name="P8"><text:span text:style-name="T3">- String Name</text:span></text:p>
              <text:p text:style-name="P8"><text:span text:style-name="T3">- String strPattern1</text:span></text:p>
              <text:p text:style-name="P8"><text:span text:style-name="T3">- String strPattern2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3.9cm" svg:height="0.7cm" svg:x="4.75cm" svg:y="13.4cm">
              <text:p text:style-name="P3"><text:span text:style-name="T4">Pivot</text:span></text:p>
              <draw:enhanced-geometry svg:viewBox="0 0 21600 21600" draw:type="rectangle" draw:enhanced-path="M 0 0 L 21600 0 21600 21600 0 21600 0 0 Z N"/>
            </draw:custom-shape>
          </draw:g>
          <draw:frame draw:style-name="gr15" draw:text-style-name="P11" draw:layer="layout" svg:width="0.9cm" svg:height="0.598cm" svg:x="6.8cm" svg:y="12.702cm">
            <draw:text-box>
              <text:p><text:span text:style-name="T5">0,n</text:span></text:p>
            </draw:text-box>
          </draw:frame>
          <draw:connector draw:style-name="gr14" draw:text-style-name="P3" draw:layer="layout" svg:x1="6.7cm" svg:y1="13.4cm" svg:x2="4.35cm" svg:y2="11.5cm" draw:start-shape="id2" draw:start-glue-point="0" draw:end-shape="id3" svg:d="M6700 13400v-950h-2350v-950" svg:viewBox="0 0 2351 1901">
            <text:p/>
          </draw:connector>
        </draw:g>
      </draw:page>
      <draw:page draw:name="page3" draw:style-name="dp1" draw:master-page-name="Standard">
        <draw:g>
          <draw:frame draw:style-name="gr18" draw:text-style-name="P3" draw:layer="layout" svg:width="14.366cm" svg:height="9.445cm" svg:x="3.2cm" svg:y="6.355cm">
            <draw:image xlink:href="Pictures/100000000000021F0000016551475FF54F2F40C0.png" xlink:type="simple" xlink:show="embed" xlink:actuate="onLoad">
              <text:p/>
            </draw:image>
          </draw:frame>
          <draw:g>
            <draw:line draw:style-name="gr19" draw:text-style-name="P12" draw:layer="layout" svg:x1="7.039cm" svg:y1="7.655cm" svg:x2="8.309cm" svg:y2="7.893cm">
              <text:p/>
            </draw:line>
            <draw:frame draw:style-name="gr20" draw:text-style-name="P13" draw:layer="layout" svg:width="2.541cm" svg:height="1.039cm" svg:x="8.467cm" svg:y="9.057cm">
              <draw:text-box>
                <text:p><text:span text:style-name="T6">The projects</text:span></text:p>
              </draw:text-box>
            </draw:frame>
            <draw:custom-shape draw:style-name="gr21" draw:text-style-name="P14" draw:layer="layout" svg:width="1.033cm" svg:height="2.117cm" svg:x="7.277cm" svg:y="8.21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2" draw:text-style-name="P15" draw:layer="layout" svg:width="2.594cm" svg:height="1.039cm" svg:x="8.467cm" svg:y="7.707cm">
              <draw:text-box>
                <text:p><text:span text:style-name="T6">The workspace</text:span></text:p>
              </draw:text-box>
            </draw:frame>
            <draw:frame draw:style-name="gr20" draw:text-style-name="P16" draw:layer="layout" svg:width="2.832cm" svg:height="0.645cm" svg:x="8.573cm" svg:y="10.697cm">
              <draw:text-box>
                <text:p><text:span text:style-name="T7">A scenario</text:span></text:p>
              </draw:text-box>
            </draw:frame>
            <draw:line draw:style-name="gr23" draw:text-style-name="P12" draw:layer="layout" svg:x1="8.282cm" svg:y1="10.856cm" svg:x2="6.8cm" svg:y2="10.83cm">
              <text:p/>
            </draw:line>
            <draw:custom-shape draw:style-name="gr24" draw:text-style-name="P14" draw:layer="layout" svg:width="1.033cm" svg:height="3.335cm" svg:x="7.33cm" svg:y="11.41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5" draw:text-style-name="P15" draw:layer="layout" svg:width="2.7cm" svg:height="1.827cm" svg:x="8.605cm" svg:y="12.258cm">
              <draw:text-box>
                <text:p><text:span text:style-name="T6">Directories and</text:span></text:p>
                <text:p><text:span text:style-name="T6">Files of the scenario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1F0000016551475FF54F2F40C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13:28:54.451000000</meta:creation-date>
    <dc:date>2015-11-23T09:58:29.752000000</dc:date>
    <meta:editing-duration>PT1H15M36S</meta:editing-duration>
    <meta:editing-cycles>4</meta:editing-cycles>
    <meta:generator>LibreOffice/5.0.3.2$Windows_x86 LibreOffice_project/e5f16313668ac592c1bfb310f4390624e3dbfb75</meta:generator>
    <meta:document-statistic meta:object-count="72"/>
  </office:meta>
</office:document-meta>
</file>